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61"/>
    <style:style style:name="ce3" style:family="table-cell" style:parent-style-name="Default" style:data-style-name="N106"/>
    <style:style style:name="ce4" style:family="table-cell" style:parent-style-name="Default" style:data-style-name="N107"/>
    <style:style style:name="ce5" style:family="table-cell" style:parent-style-name="Default" style:data-style-name="N2"/>
    <style:style style:name="ce6" style:family="table-cell" style:parent-style-name="Default" style:data-style-name="N111"/>
    <style:style style:name="ce7" style:family="table-cell" style:parent-style-name="Default" style:data-style-name="N122"/>
    <style:style style:name="ce15" style:family="table-cell" style:parent-style-name="Default" style:data-style-name="N1"/>
    <style:style style:name="ce16" style:family="table-cell" style:parent-style-name="Default" style:data-style-name="N61"/>
    <style:style style:name="ce17" style:family="table-cell" style:parent-style-name="Default" style:data-style-name="N106"/>
    <style:style style:name="ce18" style:family="table-cell" style:parent-style-name="Default" style:data-style-name="N107"/>
    <style:style style:name="ce19" style:family="table-cell" style:parent-style-name="Default" style:data-style-name="N2"/>
    <style:style style:name="ce20" style:family="table-cell" style:parent-style-name="Default" style:data-style-name="N111"/>
    <style:style style:name="ce2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rienza 2 – Oscilloscopio e ciclo di isteresi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scilloscopio GwINSTEK GDS-20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tore di Funzione GwINSTEK GFG-30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15" table:formula="of:= 46.4" office:value-type="float" office:value="46.4" calcext:value-type="float">
            <text:p>46</text:p>
          </table:table-cell>
          <table:table-cell table:style-name="ce15" table:formula="of:=[.C8]*0.05" office:value-type="float" office:value="2.32" calcext:value-type="float">
            <text:p>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000" calcext:value-type="float">
            <text:p>100000</text:p>
          </table:table-cell>
          <table:table-cell table:formula="of:=[.C9]*0.05" office:value-type="float" office:value="5000" calcext:value-type="float">
            <text:p>5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16" office:value-type="float" office:value="0.000001" calcext:value-type="float">
            <text:p>1,00E-06</text:p>
          </table:table-cell>
          <table:table-cell table:formula="of:=0.1*[.C10]" office:value-type="float" office:value="0.0000001" calcext:value-type="float">
            <text:p>1E-0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16" office:value-type="float" office:value="0.000000056" calcext:value-type="float">
            <text:p>5,60E-08</text:p>
          </table:table-cell>
          <table:table-cell table:formula="of:=0.05*[.C11]" office:value-type="float" office:value="0.0000000028" calcext:value-type="float">
            <text:p>2,8E-0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q</text:p>
          </table:table-cell>
          <table:table-cell table:style-name="ce17" office:value-type="float" office:value="50.0032" calcext:value-type="float">
            <text:p>50,0032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CEI 8-6</text:p>
          </table:table-cell>
          <table:table-cell office:value-type="string" calcext:value-type="string">
            <text:p>Vrete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table:formula="of:=[.C13]*0.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fficace</text:p>
          </table:table-cell>
        </table:table-row>
        <table:table-row table:style-name="ro1">
          <table:table-cell/>
          <table:table-cell office:value-type="string" calcext:value-type="string">
            <text:p>Vab</text:p>
          </table:table-cell>
          <table:table-cell table:style-name="ce18" office:value-type="float" office:value="40" calcext:value-type="float">
            <text:p>40,0</text:p>
          </table:table-cell>
          <table:table-cell table:style-name="ce18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/>
          <table:table-cell office:value-type="string" calcext:value-type="string">
            <text:p>Vbg</text:p>
          </table:table-cell>
          <table:table-cell table:style-name="ce18" office:value-type="float" office:value="37.2" calcext:value-type="float">
            <text:p>37,2</text:p>
          </table:table-cell>
          <table:table-cell table:style-name="ce18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/>
          <table:table-cell office:value-type="string" calcext:value-type="string">
            <text:p>Vag</text:p>
          </table:table-cell>
          <table:table-cell table:style-name="ce18" office:value-type="float" office:value="12.1" calcext:value-type="float">
            <text:p>12,1</text:p>
          </table:table-cell>
          <table:table-cell table:style-name="ce18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/>
          <table:table-cell office:value-type="string" calcext:value-type="string">
            <text:p>Vcg</text:p>
          </table:table-cell>
          <table:table-cell table:style-name="ce18" office:value-type="float" office:value="24.8" calcext:value-type="float">
            <text:p>24,8</text:p>
          </table:table-cell>
          <table:table-cell table:style-name="ce18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/>
          <table:table-cell office:value-type="string" calcext:value-type="string">
            <text:p>Vdg (no cap)</text:p>
          </table:table-cell>
          <table:table-cell table:style-name="ce18" office:value-type="float" office:value="22.2" calcext:value-type="float">
            <text:p>22,2</text:p>
          </table:table-cell>
          <table:table-cell table:style-name="ce18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au1</text:p>
          </table:table-cell>
          <table:table-cell table:style-name="ce19" table:formula="of:=[.C9]*[.C10]" office:value-type="float" office:value="0.1" calcext:value-type="float">
            <text:p>0,10</text:p>
          </table:table-cell>
          <table:table-cell table:style-name="ce19" table:formula="of:=SQRT(([.D9]/[.C9])^2+([.D10]/[.C10])^2)" office:value-type="float" office:value="0.11180339887499" calcext:value-type="float">
            <text:p>0,1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u2</text:p>
          </table:table-cell>
          <table:table-cell table:style-name="ce19" table:formula="of:=[.C9]*[.C11]" office:value-type="float" office:value="0.0056" calcext:value-type="float">
            <text:p>0,01</text:p>
          </table:table-cell>
          <table:table-cell table:style-name="ce19" table:formula="of:=SQRT(([.D9]/[.C9])^2+([.D11]/[.C11])^2)" office:value-type="float" office:value="0.0707106781186548" calcext:value-type="float">
            <text:p>0,0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20" table:formula="of:=1/[.C12]" office:value-type="float" office:value="0.0199987200819148" calcext:value-type="float">
            <text:p>0,01999872</text:p>
          </table:table-cell>
          <table:table-cell table:style-name="ce20" table:formula="of:=[.D12]*[.C22]/[.C12]" office:value-type="float" office:value="0.0000000399948804914781" calcext:value-type="float">
            <text:p>0,0000000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1</text:p>
          </table:table-cell>
          <table:table-cell table:style-name="ce18" table:formula="of:=[.C13]*2*SQRT(2)/[.C14]" office:value-type="float" office:value="16.2634559672906" calcext:value-type="float">
            <text:p>16,3</text:p>
          </table:table-cell>
          <table:table-cell table:style-name="ce18" table:formula="of:=SQRT((2*SQRT(2)/[.C14])^2*[.D13]^2+(4*SQRT(2)*[.C13]/[.C14]^2)^2*[.D14]^2)" office:value-type="float" office:value="1.62837725972822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a2</text:p>
          </table:table-cell>
          <table:table-cell table:style-name="ce21" table:formula="of:=[.C16]/[.C17]" office:value-type="float" office:value="0.487903225806452" calcext:value-type="float">
            <text:p>0,488</text:p>
          </table:table-cell>
          <table:table-cell table:style-name="ce21" table:formula="of:=SQRT((1/[.C17])^2*[.D16]^2+([.C16]/[.C17]^2)^2*[.D17]^2)" office:value-type="float" office:value="0.00448659981245115" calcext:value-type="float">
            <text:p>0,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1media</text:p>
          </table:table-cell>
          <table:table-cell table:style-name="ce19" table:formula="of:=[.C15]/[.C8]" office:value-type="float" office:value="0.801724137931035" calcext:value-type="float">
            <text:p>0,80</text:p>
          </table:table-cell>
          <table:table-cell table:style-name="ce19" table:formula="of:=SQRT((1/[.C8])^2*[.D15]^2+([.C15]/[.C8]^2)^2*[.D8]^2)" office:value-type="float" office:value="0.0401440998340519" calcext:value-type="float">
            <text:p>0,0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table:style-name="ce15" table:formula="of:=[.C9]/([.C17]/[.C18]-1)" office:value-type="float" office:value="853846.153846153" calcext:value-type="float">
            <text:p>853846</text:p>
          </table:table-cell>
          <table:table-cell table:style-name="ce15" table:formula="of:=SQRT(([.C18]/([.C17]-[.C18]))^2*[.D9]^2+([.C9]*[.C18]/([.C17]-[.C18])^2)^2*[.D17]^2+([.C9]*[.C17]/([.C17]-[.C18])^2)^2*[.D18]^2)" office:value-type="float" office:value="65169.0534841437" calcext:value-type="float">
            <text:p>65169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 1M±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4" loext:min-decimal-places="4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6" loext:min-decimal-places="16" number:min-integer-digits="1"/>
    </number:number-style>
    <number:number-style style:name="N117">
      <number:number number:decimal-places="17" loext:min-decimal-places="17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3" loext:min-decimal-places="3" number:min-integer-digits="0" number:grouping="true"/>
    </number:number-style>
    <number:number-style style:name="N121">
      <number:number number:decimal-places="4" loext:min-decimal-places="4" number:min-integer-digits="0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/00/0000</text:date>, <text:time style:data-style-name="N2" text:time-value="12:16:41.930463383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5:02:37.792472066</meta:creation-date>
    <dc:date>2018-02-09T11:54:57.204665529</dc:date>
    <meta:editing-duration>PT53M31S</meta:editing-duration>
    <meta:editing-cycles>3</meta:editing-cycles>
    <meta:generator>LibreOffice/5.4.2.2$Linux_X86_64 LibreOffice_project/40m0$Build-2</meta:generator>
    <meta:document-statistic meta:table-count="1" meta:cell-count="83" meta:object-count="0"/>
  </office:meta>
</office:document-meta>
</file>